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80000026A2E1E130B202DE74E.png" manifest:media-type="image/png"/>
  <manifest:file-entry manifest:full-path="Pictures/10000201000002260000028A4A7B430FF36222D0.png" manifest:media-type="image/png"/>
  <manifest:file-entry manifest:full-path="Pictures/2000087B000015E200002B5E3BFADE30DB895A4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anklin Gothic Medium Cond" svg:font-family="'Franklin Gothic Medium Con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323cm, 4.372cm, 1.047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.697cm"/>
    </style:style>
    <style:style style:name="gr4" style:family="graphic" style:parent-style-name="standard">
      <style:graphic-properties draw:stroke="none" draw:fill="none" fo:min-height="0.524cm"/>
    </style:style>
    <style:style style:name="gr5" style:family="graphic" style:parent-style-name="standard">
      <style:graphic-properties draw:stroke="none" draw:fill="none" fo:min-height="0.343cm"/>
    </style:style>
    <style:style style:name="gr6" style:family="graphic" style:parent-style-name="standard">
      <style:graphic-properties draw:stroke="none" draw:fill="none" fo:min-height="0.551cm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Franklin Gothic Medium Cond" fo:font-size="8pt" style:font-size-asian="8pt" style:font-size-complex="8pt"/>
    </style:style>
    <style:style style:name="P3" style:family="paragraph">
      <loext:graphic-properties draw:fill="none"/>
      <style:text-properties fo:color="#ffffff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fo:color="#666666" fo:font-size="6pt" style:font-size-asian="6pt" style:font-size-complex="6pt"/>
    </style:style>
    <style:style style:name="P6" style:family="paragraph">
      <loext:graphic-properties draw:fill="none"/>
      <style:text-properties fo:color="#990000" fo:font-size="7pt" style:font-size-asian="7pt" style:font-size-complex="7pt"/>
    </style:style>
    <style:style style:name="P7" style:family="paragraph">
      <style:paragraph-properties fo:text-align="center"/>
    </style:style>
    <style:style style:name="T1" style:family="text">
      <style:text-properties fo:color="#ffffff" style:font-name="Liberation Sans Narrow" fo:font-size="8pt" style:font-size-asian="8pt" style:font-size-complex="8pt"/>
    </style:style>
    <style:style style:name="T2" style:family="text">
      <style:text-properties fo:color="#ffffff" style:font-name="Franklin Gothic Medium Cond" fo:font-size="12pt" style:font-size-asian="12pt" style:font-size-complex="12pt"/>
    </style:style>
    <style:style style:name="T3" style:family="text">
      <style:text-properties fo:color="#666666" style:font-name="Liberation Sans Narrow" fo:font-size="6pt" style:font-size-asian="6pt" style:font-size-complex="6pt"/>
    </style:style>
    <style:style style:name="T4" style:family="text">
      <style:text-properties fo:color="#990000" style:font-name="Liberation Sans Narrow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.736cm" svg:height="1.072cm" svg:x="0.2cm" svg:y="-0.005cm">
          <draw:image xlink:href="Pictures/10000201000003E80000026A2E1E130B202DE74E.png" xlink:type="simple" xlink:show="embed" xlink:actuate="onLoad">
            <text:p/>
          </draw:image>
        </draw:frame>
        <draw:frame draw:style-name="gr2" draw:text-style-name="P1" draw:layer="layout" svg:width="4.683cm" svg:height="5.899cm" svg:x="4.216cm" svg:y="0cm">
          <draw:image xlink:href="Pictures/10000201000002260000028A4A7B430FF36222D0.png" xlink:type="simple" xlink:show="embed" xlink:actuate="onLoad">
            <text:p/>
          </draw:image>
        </draw:frame>
        <draw:frame draw:style-name="gr1" draw:text-style-name="P1" draw:layer="layout" svg:width="1.736cm" svg:height="1.072cm" svg:x="0.2cm" svg:y="0.195cm">
          <draw:image xlink:href="Pictures/10000201000003E80000026A2E1E130B202DE74E.png" xlink:type="simple" xlink:show="embed" xlink:actuate="onLoad">
            <text:p/>
          </draw:image>
        </draw:frame>
        <draw:g>
          <draw:frame draw:style-name="gr3" draw:text-style-name="P2" draw:layer="layout" svg:width="1.387cm" svg:height="0.573cm" svg:x="6.1cm" svg:y="4.739cm">
            <draw:text-box>
              <text:p><text:span text:style-name="T1">Taller de</text:span></text:p>
            </draw:text-box>
          </draw:frame>
          <draw:frame draw:style-name="gr4" draw:text-style-name="P3" draw:layer="layout" svg:width="2.6cm" svg:height="0.784cm" svg:x="6.1cm" svg:y="4.921cm">
            <draw:text-box>
              <text:p><text:span text:style-name="T2">Raspberry Pi</text:span></text:p>
            </draw:text-box>
          </draw:frame>
        </draw:g>
        <draw:frame draw:style-name="gr5" draw:text-style-name="P5" draw:layer="layout" svg:width="2.8cm" svg:height="0.593cm" svg:x="0.2cm" svg:y="5.102cm">
          <draw:text-box>
            <text:p text:style-name="P4"><text:span text:style-name="T3">https://goo.gl/ZYjfcC</text:span></text:p>
          </draw:text-box>
        </draw:frame>
        <draw:frame draw:style-name="gr6" draw:text-style-name="P6" draw:layer="layout" svg:width="2.5cm" svg:height="0.801cm" svg:x="1.8cm" svg:y="0.6cm">
          <draw:text-box>
            <text:p><text:span text:style-name="T4">Escuela de Ingeniería Industrial de Toledo</text:span></text:p>
          </draw:text-box>
        </draw:frame>
        <draw:frame draw:style-name="gr7" draw:text-style-name="P7" draw:layer="layout" svg:width="3.936cm" svg:height="7.801cm" draw:transform="rotate (1.5707963267949) translate (0.55cm 5.095cm)">
          <draw:image xlink:href="Pictures/2000087B000015E200002B5E3BFADE30DB895A4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anklin Gothic Medium Cond" svg:font-family="'Franklin Gothic Medium Con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9cm" fo:page-height="5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3:43:13.659000000</meta:creation-date>
    <dc:date>2016-04-29T14:46:04.214000000</dc:date>
    <meta:editing-duration>PT45M6S</meta:editing-duration>
    <meta:editing-cycles>6</meta:editing-cycles>
    <meta:generator>LibreOffice/5.0.4.2$Windows_x86 LibreOffice_project/2b9802c1994aa0b7dc6079e128979269cf95bc78</meta:generator>
    <meta:document-statistic meta:object-count="9"/>
  </office:meta>
</office:document-meta>
</file>